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rsid="00053c1e" officeooo:paragraph-rsid="00053c1e"/>
    </style:style>
    <style:style style:name="P2" style:family="paragraph" style:parent-style-name="Heading_20_3">
      <style:text-properties officeooo:rsid="00056b02" officeooo:paragraph-rsid="00056b02"/>
    </style:style>
    <style:style style:name="P3" style:family="paragraph" style:parent-style-name="Standard">
      <style:text-properties officeooo:rsid="0003b30f" officeooo:paragraph-rsid="0003b30f"/>
    </style:style>
    <style:style style:name="P4" style:family="paragraph" style:parent-style-name="Standard">
      <style:text-properties officeooo:rsid="00053c1e" officeooo:paragraph-rsid="00053c1e"/>
    </style:style>
    <style:style style:name="P5" style:family="paragraph" style:parent-style-name="Text_20_body">
      <style:text-properties officeooo:rsid="00053c1e" officeooo:paragraph-rsid="00053c1e"/>
    </style:style>
    <style:style style:name="P6" style:family="paragraph" style:parent-style-name="Text_20_body">
      <style:text-properties officeooo:rsid="00056b02" officeooo:paragraph-rsid="00056b02"/>
    </style:style>
    <style:style style:name="P7" style:family="paragraph" style:parent-style-name="Text_20_body">
      <style:text-properties officeooo:paragraph-rsid="00056b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High level</text:h>
      <text:p text:style-name="P3">Sailing clubs use a particular system to figure out who won a sailing race</text:p>
      <text:p text:style-name="P3"/>
      <text:p text:style-name="P4">description of method</text:p>
      <text:p text:style-name="P3"/>
      <text:p text:style-name="P4">lots of calculations to do by hand</text:p>
      <text:p text:style-name="P4"/>
      <text:p text:style-name="P4">need to distribute results to sailors</text:p>
      <text:p text:style-name="P4"/>
      <text:p text:style-name="P4">problems with scale</text:p>
      <text:p text:style-name="P3"/>
      <text:p text:style-name="P4">x sailing club uses y software</text:p>
      <text:p text:style-name="P4"/>
      <text:p text:style-name="P4">is not good enough</text:p>
      <text:p text:style-name="P4"/>
      <text:h text:style-name="P1" text:outline-level="3">The problem</text:h>
      <text:p text:style-name="P5">Stuck on a pc</text:p>
      <text:p text:style-name="P5">old</text:p>
      <text:p text:style-name="P5">still need to manulay distribute</text:p>
      <text:p text:style-name="P6">low computer skills to update, change, move to new pc, ect.</text:p>
      <text:p text:style-name="P6">Cannot scale</text:p>
      <text:p text:style-name="P7"/>
      <text:h text:style-name="P2" text:outline-level="3">Customer</text:h>
      <text:p text:style-name="P6">Simon – not always avalible</text:p>
      <text:p text:style-name="P6">old sailing club guys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8:38:23.605000000</dc:date>
    <meta:editing-duration>PT6M38S</meta:editing-duration>
    <meta:editing-cycles>1</meta:editing-cycles>
    <meta:document-statistic meta:table-count="0" meta:image-count="0" meta:object-count="0" meta:page-count="1" meta:paragraph-count="17" meta:word-count="79" meta:character-count="429" meta:non-whitespace-character-count="366"/>
    <meta:generator>LibreOffice/7.2.4.1$Windows_X86_64 LibreOffice_project/27d75539669ac387bb498e35313b970b7fe9c4f9</meta:generator>
  </office:meta>
</office:document-meta>
</file>